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066c" officeooo:paragraph-rsid="001e066c"/>
    </style:style>
    <style:style style:name="P2" style:family="paragraph" style:parent-style-name="Standard" style:list-style-name="L1">
      <style:text-properties officeooo:rsid="001e407b" officeooo:paragraph-rsid="001e407b"/>
    </style:style>
    <style:style style:name="P3" style:family="paragraph" style:parent-style-name="Standard" style:list-style-name="L1">
      <style:text-properties officeooo:rsid="001fcc90" officeooo:paragraph-rsid="001fcc90"/>
    </style:style>
    <style:style style:name="P4" style:family="paragraph" style:parent-style-name="Standard" style:list-style-name="L1">
      <style:text-properties officeooo:rsid="002065ff" officeooo:paragraph-rsid="002065ff"/>
    </style:style>
    <style:style style:name="P5" style:family="paragraph" style:parent-style-name="Standard" style:list-style-name="L1">
      <style:text-properties officeooo:rsid="0021d77c" officeooo:paragraph-rsid="0021d77c"/>
    </style:style>
    <style:style style:name="P6" style:family="paragraph" style:parent-style-name="Standard" style:list-style-name="L1">
      <style:text-properties officeooo:rsid="00236698" officeooo:paragraph-rsid="00236698"/>
    </style:style>
    <style:style style:name="P7" style:family="paragraph" style:parent-style-name="Standard" style:list-style-name="L1">
      <style:text-properties officeooo:rsid="00252078" officeooo:paragraph-rsid="00263cbd"/>
    </style:style>
    <style:style style:name="P8" style:family="paragraph" style:parent-style-name="Standard" style:list-style-name="L1">
      <style:text-properties officeooo:rsid="00252078" officeooo:paragraph-rsid="00273876"/>
    </style:style>
    <style:style style:name="P9" style:family="paragraph" style:parent-style-name="Standard" style:list-style-name="L1">
      <style:text-properties officeooo:rsid="00252078" officeooo:paragraph-rsid="00293150"/>
    </style:style>
    <style:style style:name="P10" style:family="paragraph" style:parent-style-name="Standard" style:list-style-name="L1">
      <style:text-properties officeooo:rsid="00252078" officeooo:paragraph-rsid="002ae2eb"/>
    </style:style>
    <style:style style:name="P11" style:family="paragraph" style:parent-style-name="Standard" style:list-style-name="L1">
      <style:text-properties officeooo:rsid="00252078" officeooo:paragraph-rsid="002bba41"/>
    </style:style>
    <style:style style:name="P12" style:family="paragraph" style:parent-style-name="Standard" style:list-style-name="L1">
      <style:text-properties officeooo:rsid="00252078" officeooo:paragraph-rsid="002c3e54"/>
    </style:style>
    <style:style style:name="P13" style:family="paragraph" style:parent-style-name="Standard" style:list-style-name="L1">
      <style:text-properties officeooo:rsid="00252078" officeooo:paragraph-rsid="002e6437"/>
    </style:style>
    <style:style style:name="P14" style:family="paragraph" style:parent-style-name="Standard" style:list-style-name="L1">
      <style:text-properties officeooo:rsid="00252078" officeooo:paragraph-rsid="002ec39f"/>
    </style:style>
    <style:style style:name="P15" style:family="paragraph" style:parent-style-name="Standard" style:list-style-name="L1">
      <style:text-properties officeooo:rsid="002ec39f" officeooo:paragraph-rsid="002ec39f"/>
    </style:style>
    <style:style style:name="T1" style:family="text">
      <style:text-properties officeooo:rsid="00263cbd"/>
    </style:style>
    <style:style style:name="T2" style:family="text">
      <style:text-properties officeooo:rsid="00273876"/>
    </style:style>
    <style:style style:name="T3" style:family="text">
      <style:text-properties officeooo:rsid="00293150"/>
    </style:style>
    <style:style style:name="T4" style:family="text">
      <style:text-properties officeooo:rsid="002ae2eb"/>
    </style:style>
    <style:style style:name="T5" style:family="text">
      <style:text-properties officeooo:rsid="002bba41"/>
    </style:style>
    <style:style style:name="T6" style:family="text">
      <style:text-properties officeooo:rsid="002dde47"/>
    </style:style>
    <style:style style:name="T7" style:family="text">
      <style:text-properties officeooo:rsid="002e6437"/>
    </style:style>
    <style:style style:name="T8" style:family="text">
      <style:text-properties officeooo:rsid="002ec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SS</text:p>
      <text:p text:style-name="P1"/>
      <text:p text:style-name="P1">https://www.youtube.com/watch?v=Zz6eOVaaelI</text:p>
      <text:p text:style-name="P1"/>
      <text:list xml:id="list1568662569" text:style-name="L1">
        <text:list-item>
          <text:p text:style-name="P2">Make sure the Live Sass Compiler extension is installed</text:p>
        </text:list-item>
        <text:list-item>
          <text:p text:style-name="P3">create a styles folder</text:p>
        </text:list-item>
        <text:list-item>
          <text:p text:style-name="P4">in that folder create styles.scss</text:p>
        </text:list-item>
        <text:list-item>
          <text:p text:style-name="P5">write normal css eg: header {background: lightblue;}</text:p>
        </text:list-item>
        <text:list-item>
          <text:p text:style-name="P6">click ‘Watch Sass’. It will generate style.css.</text:p>
        </text:list-item>
        <text:list-item>
          <text:p text:style-name="P7">Create a variable eg: $primaryBtn : red;</text:p>
        </text:list-item>
        <text:list-item>
          <text:p text:style-name="P8"><text:span text:style-name="T1">use the variable on a couple elements eg: button {background: $primaryBtn;}</text:span></text:p>
        </text:list-item>
        <text:list-item>
          <text:p text:style-name="P9"><text:span text:style-name="T2">nest some styles. Eg: header{background: lightblue; button {background: $primaryBtn;}}</text:span></text:p>
        </text:list-item>
        <text:list-item>
          <text:p text:style-name="P10"><text:span text:style-name="T3">use ‘&amp;’ for mouse events eg: &amp;:hover{background:red}</text:span></text:p>
        </text:list-item>
        <text:list-item>
          <text:p text:style-name="P11"><text:span text:style-name="T4">create a new scss file with an underscore eg: _header.scss</text:span></text:p>
        </text:list-item>
        <text:list-item>
          <text:p text:style-name="P12"><text:span text:style-name="T5">import it into the main scss file with @import ‘./header’</text:span></text:p>
        </text:list-item>
        <text:list-item>
          <text:p text:style-name="P13"><text:span text:style-name="T6">store the variables in a separate variables folder</text:span></text:p>
        </text:list-item>
        <text:list-item>
          <text:p text:style-name="P14"><text:span text:style-name="T7">import the variables file before all other imports in the main style file. The variables will flow into the other imported files</text:span></text:p>
        </text:list-item>
        <text:list-item>
          <text:p text:style-name="P14"><text:span text:style-name="T8">saved common style settings as a mixin eg:</text:span></text:p>
          <text:p text:style-name="P15">@mixin flexCenter{display: flex; justify-content: center; align-items: center;}</text:p>
        </text:list-item>
        <text:list-item>
          <text:p text:style-name="P15">use the mixin like this eg: <text:a xlink:type="simple" xlink:href="mailto:header%7B@include" text:style-name="Internet_20_link" text:visited-style-name="Visited_20_Internet_20_Link">header{@include</text:a> flexCenter();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1:47:59.954813257</meta:creation-date>
    <dc:date>2020-05-13T12:28:48.119950350</dc:date>
    <meta:editing-duration>PT40M40S</meta:editing-duration>
    <meta:editing-cycles>16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8" meta:word-count="157" meta:character-count="997" meta:non-whitespace-character-count="874"/>
  </office:meta>
</office:document-meta>
</file>